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e0d" officeooo:paragraph-rsid="00159e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Hoje eu acordei em uma correria, e dormi 4 vezes no ônibus, xinguei demais minha amiga que a chamo de, “ la puta del Paris”, ela ficou irritada e me bateu, fiquei com preguiça de escrever mais e agora vou falar de mais tarde, o meu amigo Arthur me chamou de preto na frete do professor, e o Júlio “ o professor” ele tá muito puto pois ninguém tem capacidade acompanhar ele. Nigge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6:00:15.956529813</meta:creation-date>
    <dc:date>2025-08-14T16:12:07.345240361</dc:date>
    <meta:editing-duration>PT11M51S</meta:editing-duration>
    <meta:editing-cycles>1</meta:editing-cycles>
    <meta:document-statistic meta:table-count="0" meta:image-count="0" meta:object-count="0" meta:page-count="1" meta:paragraph-count="1" meta:word-count="73" meta:character-count="382" meta:non-whitespace-character-count="309"/>
    <meta:generator>LibreOffice/24.2.7.2$Linux_X86_64 LibreOffice_project/420$Build-2</meta:generator>
  </office:meta>
</office:document-meta>
</file>